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092a00" officeooo:paragraph-rsid="00092a00"/>
    </style:style>
    <style:style style:name="P2" style:family="paragraph" style:parent-style-name="Standard">
      <style:text-properties officeooo:rsid="000956ad" officeooo:paragraph-rsid="000956ad"/>
    </style:style>
    <style:style style:name="P3" style:family="paragraph" style:parent-style-name="Standard">
      <style:text-properties officeooo:paragraph-rsid="000956ad"/>
    </style:style>
    <style:style style:name="P4" style:family="paragraph" style:parent-style-name="Standard">
      <style:text-properties officeooo:rsid="00091815"/>
    </style:style>
    <style:style style:name="P5" style:family="paragraph" style:parent-style-name="Standard">
      <style:text-properties officeooo:rsid="000a7129" officeooo:paragraph-rsid="000a7129"/>
    </style:style>
    <style:style style:name="P6" style:family="paragraph" style:parent-style-name="Standard">
      <style:text-properties officeooo:rsid="000956ad"/>
    </style:style>
    <style:style style:name="P7" style:family="paragraph" style:parent-style-name="Standard">
      <style:text-properties officeooo:rsid="000956ad" officeooo:paragraph-rsid="000956ad"/>
    </style:style>
    <style:style style:name="P8" style:family="paragraph" style:parent-style-name="Standard">
      <style:text-properties officeooo:rsid="00092a00" officeooo:paragraph-rsid="000ae205"/>
    </style:style>
    <style:style style:name="P9" style:family="paragraph" style:parent-style-name="Standard">
      <style:text-properties officeooo:paragraph-rsid="000ae205"/>
    </style:style>
    <style:style style:name="P10" style:family="paragraph" style:parent-style-name="Standard" style:master-page-name="Standard">
      <style:paragraph-properties style:page-number="1"/>
      <style:text-properties officeooo:paragraph-rsid="000ae205"/>
    </style:style>
    <style:style style:name="P11" style:family="paragraph" style:parent-style-name="Heading_20_1">
      <style:text-properties officeooo:rsid="000e0d4b" officeooo:paragraph-rsid="000e0d4b"/>
    </style:style>
    <style:style style:name="P12" style:family="paragraph" style:parent-style-name="Title" style:master-page-name="Standard">
      <style:paragraph-properties style:page-number="1"/>
      <style:text-properties officeooo:rsid="000bfcee" officeooo:paragraph-rsid="000bfcee"/>
    </style:style>
    <style:style style:name="T1" style:family="text">
      <style:text-properties officeooo:rsid="00092a00"/>
    </style:style>
    <style:style style:name="T2" style:family="text">
      <style:text-properties officeooo:rsid="000956ad"/>
    </style:style>
    <style:style style:name="T3" style:family="text">
      <style:text-properties officeooo:rsid="000ae2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6 Dimensions</text:p>
      <text:list xml:id="list2013625433" text:style-name="Numbering_20_123">
        <text:list-item>
          <text:p text:style-name="Heading_20_1">Base</text:p>
        </text:list-item>
      </text:list>
      <text:p text:style-name="Standard"><text:span text:style-name="T3">Attributs</text:span> : <text:span text:style-name="T3">18D</text:span></text:p>
      <text:p text:style-name="P9"><text:span text:style-name="T3">Compétences : 7D</text:span></text:p>
      <text:list xml:id="list171427714925626" text:continue-numbering="true" text:style-name="Numbering_20_123">
        <text:list-item>
          <text:p text:style-name="Heading_20_1">Attributs</text:p>
        </text:list-item>
      </text:list>
      <text:p text:style-name="P3"><text:span text:style-name="T2">1. </text:span>Agilité</text:p>
      <text:p text:style-name="P2">2. Vigueur</text:p>
      <text:p text:style-name="P6">3. Savoir</text:p>
      <text:p text:style-name="P2">4. Perception</text:p>
      <text:p text:style-name="P2">5. Charisme</text:p>
      <text:p text:style-name="P5">6. Technique</text:p>
      <text:list xml:id="list171426441130193" text:continue-numbering="true" text:style-name="Numbering_20_123">
        <text:list-item>
          <text:p text:style-name="P11">Compétences</text:p>
        </text:list-item>
      </text:list>
      <text:p text:style-name="Text_20_body">Voir tableur + Feuille de personnage</text:p>
      <text:p text:style-name="Standard"/>
      <text:p text:style-name="P4"/>
      <text:p text:style-name="Standard"/>
      <text:p text:style-name="Standard">Dimension alpha</text:p>
      <text:p text:style-name="Standard">Monde parallèle qui est conscient de l'existence de notre monde.</text:p>
      <text:p text:style-name="Standard"/>
      <text:p text:style-name="Standard"/>
      <text:p text:style-name="P10"><text:span text:style-name="T1">Jean</text:span> Laforêt</text:p>
      <text:p text:style-name="P8">Professeur Proton</text:p>
      <text:p text:style-name="P9">Dimension Alp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Numbering_20_123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4-13T17:14:25.572979337</dc:date>
    <meta:editing-duration>PT3H2M18S</meta:editing-duration>
    <meta:editing-cycles>9</meta:editing-cycles>
    <meta:document-statistic meta:table-count="0" meta:image-count="0" meta:object-count="0" meta:page-count="3" meta:paragraph-count="18" meta:word-count="50" meta:character-count="298" meta:non-whitespace-character-count="269"/>
  </office:meta>
</office:document-meta>
</file>